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top" draw:auto-grow-height="false"/>
    </style:style>
    <style:style style:name="gr2" style:family="graphic" style:parent-style-name="standard">
      <style:graphic-properties draw:textarea-horizontal-align="justify" draw:textarea-vertical-align="top" draw:auto-grow-height="fals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textarea-horizontal-align="justify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28cm" draw:marker-end-width="0.28cm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font-family="'Liberation Mono'" style:font-family-generic="modern" style:font-pitch="fixed"/>
    </style:style>
    <style:style style:name="P5" style:family="paragraph">
      <style:paragraph-properties fo:text-align="center"/>
      <style:text-properties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  <style:text-properties fo:font-family="'Liberation Mono'" style:font-family-generic="modern" style:font-pitch="fixe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" style:family="paragraph">
      <style:paragraph-properties fo:text-align="center"/>
      <style:text-properties fo:font-family="'Liberation Mono'" style:font-family-generic="modern" style:font-pitch="fixed" fo:font-size="32pt" style:font-size-asian="32pt" style:font-size-complex="32pt"/>
    </style:style>
    <style:style style:name="P8" style:family="paragraph">
      <style:paragraph-properties fo:text-align="center"/>
      <style:text-properties fo:font-family="'Liberation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font-family="'Liberation Mono'" style:font-family-generic="modern" style:font-pitch="fixed" fo:font-size="40pt" style:font-size-asian="40pt" style:font-size-complex="40pt"/>
    </style:style>
    <style:style style:name="T1" style:family="text">
      <style:text-properties fo:font-family="'Liberation Mono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'Liberation Mono'" style:font-family-generic="modern" style:font-pitch="fixed"/>
    </style:style>
    <style:style style:name="T3" style:family="text">
      <style:text-properties fo:font-family="'Liberation Mono'" style:font-family-generic="modern" style:font-pitch="fixed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6" style:family="text">
      <style:text-properties fo:font-family="'Liberation Mono'" style:font-family-generic="modern" style:font-pitch="fixed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Predeterminado">
        <draw:custom-shape draw:style-name="gr1" draw:text-style-name="P1" draw:layer="layout" svg:width="18cm" svg:height="17.8cm" svg:x="1.4cm" svg:y="5cm">
          <text:p text:style-name="P1"><text:span text:style-name="T1">AQUAgpusp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cm" svg:height="15.1cm" svg:x="1.7cm" svg:y="7.2cm">
          <text:p text:style-name="P1"><text:span text:style-name="T1">Hos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8cm" svg:height="15.1cm" svg:x="11.1cm" svg:y="7.2cm">
          <text:p text:style-name="P1"><text:span text:style-name="T1">Calc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5cm" svg:x="2cm" svg:y="8.8cm">
          <text:p text:style-name="P1"><text:span text:style-name="T2">Arguments 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4cm" svg:height="1.5cm" svg:x="2cm" svg:y="11.3cm">
          <text:p text:style-name="P1"><text:span text:style-name="T2">Problem setup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4cm" svg:height="8.2cm" svg:x="2cm" svg:y="13.8cm">
          <text:p text:style-name="P1"><text:span text:style-name="T2">Time loo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6.8cm" svg:height="3cm" svg:x="2.3cm" svg:y="14.7cm">
          <text:p text:style-name="P1"><text:span text:style-name="T2">Time manag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8cm" svg:height="2.9cm" svg:x="2.3cm" svg:y="18.8cm">
          <text:p text:style-name="P1"><text:span text:style-name="T2">Output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7cm" svg:y1="10.3cm" svg:x2="2.7cm" svg:y2="11.3cm">
          <text:p/>
        </draw:line>
        <draw:line draw:style-name="gr6" draw:text-style-name="P1" draw:layer="layout" svg:x1="2.7cm" svg:y1="12.8cm" svg:x2="2.7cm" svg:y2="14.7cm">
          <text:p/>
        </draw:line>
        <draw:line draw:style-name="gr6" draw:text-style-name="P1" draw:layer="layout" svg:x1="2.7cm" svg:y1="18.8cm" svg:x2="2.7cm" svg:y2="17.7cm">
          <text:p/>
        </draw:line>
        <draw:custom-shape draw:style-name="gr4" draw:text-style-name="P4" draw:layer="layout" svg:width="7.5cm" svg:height="9.1cm" svg:x="11.4cm" svg:y="8.8cm">
          <text:p text:style-name="P1"><text:span text:style-name="T2">SPH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5cm" svg:height="0.8cm" svg:x="11.4cm" svg:y="18.3cm">
          <text:p text:style-name="P1"><text:span text:style-name="T2">Domain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5cm" svg:height="0.8cm" svg:x="11.4cm" svg:y="19.8cm">
          <text:p text:style-name="P1"><text:span text:style-name="T2">Mo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7.5cm" svg:height="0.8cm" svg:x="11.4cm" svg:y="21.3cm">
          <text:p text:style-name="P1"><text:span text:style-name="T2">Sensor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cm" svg:height="0.8cm" svg:x="11.7cm" svg:y="9.6cm">
          <text:p text:style-name="P1"><text:span text:style-name="T2">Predi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cm" svg:height="0.8cm" svg:x="11.7cm" svg:y="11cm">
          <text:p text:style-name="P1"><text:span text:style-name="T2">Link-List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cm" svg:height="0.8cm" svg:x="11.7cm" svg:y="12.4cm">
          <text:p text:style-name="P1"><text:span text:style-name="T2">Rat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cm" svg:height="0.8cm" svg:x="11.7cm" svg:y="13.8cm">
          <text:p text:style-name="P1"><text:span text:style-name="T2">Boundaries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cm" svg:height="0.8cm" svg:x="11.7cm" svg:y="15.3cm">
          <text:p text:style-name="P1"><text:span text:style-name="T2">Shepar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9cm" svg:height="0.8cm" svg:x="11.7cm" svg:y="16.8cm">
          <text:p text:style-name="P1"><text:span text:style-name="T2">Corrector</text:span>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12.1cm" svg:y1="20.6cm" svg:x2="12.1cm" svg:y2="21.3cm">
          <text:p/>
        </draw:line>
        <draw:line draw:style-name="gr6" draw:text-style-name="P1" draw:layer="layout" svg:x1="12.1cm" svg:y1="19.1cm" svg:x2="12.1cm" svg:y2="19.8cm">
          <text:p/>
        </draw:line>
        <draw:line draw:style-name="gr6" draw:text-style-name="P1" draw:layer="layout" svg:x1="12.1cm" svg:y1="17.6cm" svg:x2="12.1cm" svg:y2="18.3cm">
          <text:p/>
        </draw:line>
        <draw:line draw:style-name="gr6" draw:text-style-name="P1" draw:layer="layout" svg:x1="12.1cm" svg:y1="16.1cm" svg:x2="12.1cm" svg:y2="16.8cm">
          <text:p/>
        </draw:line>
        <draw:line draw:style-name="gr6" draw:text-style-name="P1" draw:layer="layout" svg:x1="12.1cm" svg:y1="14.6cm" svg:x2="12.1cm" svg:y2="15.3cm">
          <text:p/>
        </draw:line>
        <draw:line draw:style-name="gr6" draw:text-style-name="P1" draw:layer="layout" svg:x1="12.1cm" svg:y1="13.2cm" svg:x2="12.1cm" svg:y2="13.8cm">
          <text:p/>
        </draw:line>
        <draw:line draw:style-name="gr6" draw:text-style-name="P1" draw:layer="layout" svg:x1="12.1cm" svg:y1="11.8cm" svg:x2="12.1cm" svg:y2="12.4cm">
          <text:p/>
        </draw:line>
        <draw:line draw:style-name="gr6" draw:text-style-name="P1" draw:layer="layout" svg:x1="12.1cm" svg:y1="10.4cm" svg:x2="12.1cm" svg:y2="11cm">
          <text:p/>
        </draw:line>
        <draw:line draw:style-name="gr6" draw:text-style-name="P1" xml:id="id2" draw:id="id2" draw:layer="layout" svg:x1="10.7cm" svg:y1="10cm" svg:x2="11.7cm" svg:y2="10cm">
          <text:p/>
        </draw:line>
        <draw:connector draw:style-name="gr7" draw:text-style-name="P1" draw:layer="layout" draw:line-skew="0.5cm" svg:x1="9.1cm" svg:y1="16.2cm" svg:x2="11.2cm" svg:y2="10cm" draw:start-shape="id1" draw:start-glue-point="1" draw:end-shape="id2" draw:end-glue-point="0" svg:d="m9100 16200h1300v-6200h800">
          <text:p/>
        </draw:connector>
        <draw:line draw:style-name="gr6" draw:text-style-name="P1" xml:id="id3" draw:id="id3" draw:layer="layout" svg:x1="9.6cm" svg:y1="20.3cm" svg:x2="9.1cm" svg:y2="20.3cm">
          <text:p/>
        </draw:line>
        <draw:connector draw:style-name="gr7" draw:text-style-name="P1" draw:layer="layout" draw:line-skew="-0.1cm" svg:x1="9.6cm" svg:y1="20.3cm" svg:x2="11.4cm" svg:y2="21.7cm" draw:start-shape="id3" draw:start-glue-point="1" draw:end-shape="id4" draw:end-glue-point="3" svg:d="m9600 20300h800v1400h1000">
          <text:p/>
        </draw:connector>
      </draw:page>
      <draw:page draw:name="page2" draw:style-name="dp1" draw:master-page-name="Predeterminado">
        <draw:custom-shape draw:style-name="gr4" draw:text-style-name="P6" draw:layer="layout" svg:width="18cm" svg:height="6.5cm" svg:x="1.5cm" svg:y="17.4cm">
          <text:p text:style-name="P5"><text:span text:style-name="T3">t + n·d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8.5cm" svg:height="4.4cm" svg:x="2cm" svg:y="19cm">
          <text:p text:style-name="P7"><text:span text:style-name="T4">Cell[</text:span><text:span text:style-name="T5">l</text:span><text:span text:style-name="T4">]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8cm" svg:height="6.5cm" svg:x="1.5cm" svg:y="1.4cm">
          <text:p text:style-name="P5"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8.5cm" svg:height="4.4cm" svg:x="2cm" svg:y="3cm">
          <text:p text:style-name="P7"><text:span text:style-name="T4">Cell[</text:span><text:span text:style-name="T5">l</text:span><text:span text:style-name="T4">]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8.5cm" svg:height="4.4cm" svg:x="10.5cm" svg:y="3cm">
          <text:p text:style-name="P7"><text:span text:style-name="T4">Cell[</text:span><text:span text:style-name="T5">m</text:span><text:span text:style-name="T4">]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0.7cm" svg:height="0.7cm" svg:x="2.4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0.7cm" svg:height="0.7cm" svg:x="3.1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0.7cm" svg:height="0.7cm" svg:x="3.8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0.7cm" svg:height="0.7cm" svg:x="4.5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3" draw:id="id13" draw:layer="layout" svg:width="0.7cm" svg:height="0.7cm" svg:x="5.2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5" draw:id="id15" draw:layer="layout" svg:width="0.7cm" svg:height="0.7cm" svg:x="5.9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7" draw:id="id17" draw:layer="layout" svg:width="0.7cm" svg:height="0.7cm" svg:x="6.6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9" draw:id="id19" draw:layer="layout" svg:width="0.7cm" svg:height="0.7cm" svg:x="7.3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1" draw:id="id21" draw:layer="layout" svg:width="0.7cm" svg:height="0.7cm" svg:x="8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3" draw:id="id23" draw:layer="layout" svg:width="0.7cm" svg:height="0.7cm" svg:x="8.7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5" draw:id="id25" draw:layer="layout" svg:width="0.7cm" svg:height="0.7cm" svg:x="9.4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2.4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0.7cm" svg:height="0.7cm" svg:x="3.1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0.7cm" svg:height="0.7cm" svg:x="3.8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0" draw:id="id10" draw:layer="layout" svg:width="0.7cm" svg:height="0.7cm" svg:x="4.5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2" draw:id="id12" draw:layer="layout" svg:width="0.7cm" svg:height="0.7cm" svg:x="5.2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4" draw:id="id14" draw:layer="layout" svg:width="0.7cm" svg:height="0.7cm" svg:x="5.9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6" draw:id="id16" draw:layer="layout" svg:width="0.7cm" svg:height="0.7cm" svg:x="6.6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18" draw:id="id18" draw:layer="layout" svg:width="0.7cm" svg:height="0.7cm" svg:x="7.3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0" draw:id="id20" draw:layer="layout" svg:width="0.7cm" svg:height="0.7cm" svg:x="8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2" draw:id="id22" draw:layer="layout" svg:width="0.7cm" svg:height="0.7cm" svg:x="8.7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4" draw:id="id24" draw:layer="layout" svg:width="0.7cm" svg:height="0.7cm" svg:x="9.4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0.9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1.6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2.3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.7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4.4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1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8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6.5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2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9cm" svg:y="4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6" draw:id="id26" draw:layer="layout" svg:width="0.7cm" svg:height="0.7cm" svg:x="10.9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1.6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2.3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.7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4.4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1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8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6.5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2cm" svg:y="6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9cm" svg:y="6.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8cm" svg:height="6.5cm" svg:x="1.5cm" svg:y="8.4cm">
          <text:p text:style-name="P5"><text:span text:style-name="T3">t + dt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8.5cm" svg:height="4.4cm" svg:x="2cm" svg:y="10cm">
          <text:p text:style-name="P7"><text:span text:style-name="T4">Cell[</text:span><text:span text:style-name="T5">l</text:span><text:span text:style-name="T4">]</text:span></text:p>
          <draw:enhanced-geometry svg:viewBox="0 0 21600 21600" draw:type="rectangle" draw:enhanced-path="M 0 0 L 21600 0 21600 21600 0 21600 0 0 Z N"/>
        </draw:custom-shape>
        <draw:custom-shape draw:style-name="gr2" draw:text-style-name="P8" draw:layer="layout" svg:width="8.5cm" svg:height="4.4cm" svg:x="10.5cm" svg:y="10cm">
          <text:p text:style-name="P7"><text:span text:style-name="T4">Cell[</text:span><text:span text:style-name="T5">m</text:span><text:span text:style-name="T4">]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27" draw:id="id27" draw:layer="layout" svg:width="0.7cm" svg:height="0.7cm" svg:x="2.4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9" draw:id="id29" draw:layer="layout" svg:width="0.7cm" svg:height="0.7cm" svg:x="3.1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1" draw:id="id31" draw:layer="layout" svg:width="0.7cm" svg:height="0.7cm" svg:x="3.8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3" draw:id="id33" draw:layer="layout" svg:width="0.7cm" svg:height="0.7cm" svg:x="4.5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5" draw:id="id35" draw:layer="layout" svg:width="0.7cm" svg:height="0.7cm" svg:x="5.2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7" draw:id="id37" draw:layer="layout" svg:width="0.7cm" svg:height="0.7cm" svg:x="5.9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9" draw:id="id39" draw:layer="layout" svg:width="0.7cm" svg:height="0.7cm" svg:x="6.6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1" draw:id="id41" draw:layer="layout" svg:width="0.7cm" svg:height="0.7cm" svg:x="7.3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3" draw:id="id43" draw:layer="layout" svg:width="0.7cm" svg:height="0.7cm" svg:x="8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5" draw:id="id45" draw:layer="layout" svg:width="0.7cm" svg:height="0.7cm" svg:x="8.7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7" draw:id="id47" draw:layer="layout" svg:width="0.7cm" svg:height="0.7cm" svg:x="9.4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2.4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3.1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28" draw:id="id28" draw:layer="layout" svg:width="0.7cm" svg:height="0.7cm" svg:x="3.8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0" draw:id="id30" draw:layer="layout" svg:width="0.7cm" svg:height="0.7cm" svg:x="4.5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2" draw:id="id32" draw:layer="layout" svg:width="0.7cm" svg:height="0.7cm" svg:x="5.2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4" draw:id="id34" draw:layer="layout" svg:width="0.7cm" svg:height="0.7cm" svg:x="5.9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6" draw:id="id36" draw:layer="layout" svg:width="0.7cm" svg:height="0.7cm" svg:x="6.6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38" draw:id="id38" draw:layer="layout" svg:width="0.7cm" svg:height="0.7cm" svg:x="7.3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0" draw:id="id40" draw:layer="layout" svg:width="0.7cm" svg:height="0.7cm" svg:x="8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2" draw:id="id42" draw:layer="layout" svg:width="0.7cm" svg:height="0.7cm" svg:x="8.7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4" draw:id="id44" draw:layer="layout" svg:width="0.7cm" svg:height="0.7cm" svg:x="9.4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0.9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1.6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2.3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.7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4.4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1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8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6.5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2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9cm" svg:y="11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6" draw:id="id46" draw:layer="layout" svg:width="0.7cm" svg:height="0.7cm" svg:x="10.9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8" draw:id="id48" draw:layer="layout" svg:width="0.7cm" svg:height="0.7cm" svg:x="11.6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2.3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.7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4.4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1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8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6.5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2cm" svg:y="13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9cm" svg:y="13.3cm">
          <text:p/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2.75cm" svg:y1="5cm" svg:x2="3.45cm" svg:y2="6.3cm" draw:start-shape="id5" draw:start-glue-point="2" draw:end-shape="id6" draw:end-glue-point="0" svg:d="m2750 5000 700 1300">
          <text:p/>
        </draw:connector>
        <draw:connector draw:style-name="gr9" draw:text-style-name="P1" draw:layer="layout" draw:type="line" svg:x1="3.45cm" svg:y1="5cm" svg:x2="4.15cm" svg:y2="6.3cm" draw:start-shape="id7" draw:start-glue-point="2" draw:end-shape="id8" draw:end-glue-point="0" svg:d="m3450 5000 700 1300">
          <text:p/>
        </draw:connector>
        <draw:connector draw:style-name="gr9" draw:text-style-name="P1" draw:layer="layout" draw:type="line" svg:x1="4.15cm" svg:y1="5cm" svg:x2="4.85cm" svg:y2="6.3cm" draw:start-shape="id9" draw:start-glue-point="2" draw:end-shape="id10" draw:end-glue-point="0" svg:d="m4150 5000 700 1300">
          <text:p/>
        </draw:connector>
        <draw:connector draw:style-name="gr9" draw:text-style-name="P1" draw:layer="layout" draw:type="line" svg:x1="4.85cm" svg:y1="5cm" svg:x2="5.55cm" svg:y2="6.3cm" draw:start-shape="id11" draw:start-glue-point="2" draw:end-shape="id12" draw:end-glue-point="0" svg:d="m4850 5000 700 1300">
          <text:p/>
        </draw:connector>
        <draw:connector draw:style-name="gr9" draw:text-style-name="P1" draw:layer="layout" draw:type="line" svg:x1="5.55cm" svg:y1="5cm" svg:x2="6.25cm" svg:y2="6.3cm" draw:start-shape="id13" draw:start-glue-point="2" draw:end-shape="id14" draw:end-glue-point="0" svg:d="m5550 5000 700 1300">
          <text:p/>
        </draw:connector>
        <draw:connector draw:style-name="gr9" draw:text-style-name="P1" draw:layer="layout" draw:type="line" svg:x1="6.25cm" svg:y1="5cm" svg:x2="6.95cm" svg:y2="6.3cm" draw:start-shape="id15" draw:start-glue-point="2" draw:end-shape="id16" draw:end-glue-point="0" svg:d="m6250 5000 700 1300">
          <text:p/>
        </draw:connector>
        <draw:connector draw:style-name="gr9" draw:text-style-name="P1" draw:layer="layout" draw:type="line" svg:x1="6.95cm" svg:y1="5cm" svg:x2="7.65cm" svg:y2="6.3cm" draw:start-shape="id17" draw:start-glue-point="2" draw:end-shape="id18" draw:end-glue-point="0" svg:d="m6950 5000 700 1300">
          <text:p/>
        </draw:connector>
        <draw:connector draw:style-name="gr9" draw:text-style-name="P1" draw:layer="layout" draw:type="line" svg:x1="7.65cm" svg:y1="5cm" svg:x2="8.35cm" svg:y2="6.3cm" draw:start-shape="id19" draw:start-glue-point="2" draw:end-shape="id20" draw:end-glue-point="0" svg:d="m7650 5000 700 1300">
          <text:p/>
        </draw:connector>
        <draw:connector draw:style-name="gr9" draw:text-style-name="P1" draw:layer="layout" draw:type="line" svg:x1="8.35cm" svg:y1="5cm" svg:x2="9.05cm" svg:y2="6.3cm" draw:start-shape="id21" draw:start-glue-point="2" draw:end-shape="id22" draw:end-glue-point="0" svg:d="m8350 5000 700 1300">
          <text:p/>
        </draw:connector>
        <draw:connector draw:style-name="gr9" draw:text-style-name="P1" draw:layer="layout" draw:type="line" svg:x1="9.05cm" svg:y1="5cm" svg:x2="9.75cm" svg:y2="6.3cm" draw:start-shape="id23" draw:start-glue-point="2" draw:end-shape="id24" draw:end-glue-point="0" svg:d="m9050 5000 700 1300">
          <text:p/>
        </draw:connector>
        <draw:connector draw:style-name="gr9" draw:text-style-name="P1" draw:layer="layout" draw:type="line" svg:x1="9.75cm" svg:y1="5cm" svg:x2="11.25cm" svg:y2="6.3cm" draw:start-shape="id25" draw:start-glue-point="2" draw:end-shape="id26" draw:end-glue-point="0" svg:d="m9750 5000 1500 1300">
          <text:p/>
        </draw:connector>
        <draw:connector draw:style-name="gr9" draw:text-style-name="P1" draw:layer="layout" draw:type="line" svg:x1="2.75cm" svg:y1="12cm" svg:x2="4.15cm" svg:y2="13.3cm" draw:start-shape="id27" draw:start-glue-point="2" draw:end-shape="id28" draw:end-glue-point="0" svg:d="m2750 12000 1400 1300">
          <text:p/>
        </draw:connector>
        <draw:connector draw:style-name="gr9" draw:text-style-name="P1" draw:layer="layout" draw:type="line" svg:x1="3.45cm" svg:y1="12cm" svg:x2="4.85cm" svg:y2="13.3cm" draw:start-shape="id29" draw:start-glue-point="2" draw:end-shape="id30" draw:end-glue-point="0" svg:d="m3450 12000 1400 1300">
          <text:p/>
        </draw:connector>
        <draw:connector draw:style-name="gr9" draw:text-style-name="P1" draw:layer="layout" draw:type="line" svg:x1="4.15cm" svg:y1="12cm" svg:x2="5.55cm" svg:y2="13.3cm" draw:start-shape="id31" draw:start-glue-point="2" draw:end-shape="id32" draw:end-glue-point="0" svg:d="m4150 12000 1400 1300">
          <text:p/>
        </draw:connector>
        <draw:connector draw:style-name="gr9" draw:text-style-name="P1" draw:layer="layout" draw:type="line" svg:x1="4.85cm" svg:y1="12cm" svg:x2="6.25cm" svg:y2="13.3cm" draw:start-shape="id33" draw:start-glue-point="2" draw:end-shape="id34" draw:end-glue-point="0" svg:d="m4850 12000 1400 1300">
          <text:p/>
        </draw:connector>
        <draw:connector draw:style-name="gr9" draw:text-style-name="P1" draw:layer="layout" draw:type="line" svg:x1="5.55cm" svg:y1="12cm" svg:x2="6.95cm" svg:y2="13.3cm" draw:start-shape="id35" draw:start-glue-point="2" draw:end-shape="id36" draw:end-glue-point="0" svg:d="m5550 12000 1400 1300">
          <text:p/>
        </draw:connector>
        <draw:connector draw:style-name="gr9" draw:text-style-name="P1" draw:layer="layout" draw:type="line" svg:x1="6.25cm" svg:y1="12cm" svg:x2="7.65cm" svg:y2="13.3cm" draw:start-shape="id37" draw:start-glue-point="2" draw:end-shape="id38" draw:end-glue-point="0" svg:d="m6250 12000 1400 1300">
          <text:p/>
        </draw:connector>
        <draw:connector draw:style-name="gr9" draw:text-style-name="P1" draw:layer="layout" draw:type="line" svg:x1="6.95cm" svg:y1="12cm" svg:x2="8.35cm" svg:y2="13.3cm" draw:start-shape="id39" draw:start-glue-point="2" draw:end-shape="id40" draw:end-glue-point="0" svg:d="m6950 12000 1400 1300">
          <text:p/>
        </draw:connector>
        <draw:connector draw:style-name="gr9" draw:text-style-name="P1" draw:layer="layout" draw:type="line" svg:x1="7.65cm" svg:y1="12cm" svg:x2="9.05cm" svg:y2="13.3cm" draw:start-shape="id41" draw:start-glue-point="2" draw:end-shape="id42" draw:end-glue-point="0" svg:d="m7650 12000 1400 1300">
          <text:p/>
        </draw:connector>
        <draw:connector draw:style-name="gr9" draw:text-style-name="P1" draw:layer="layout" draw:type="line" svg:x1="8.35cm" svg:y1="12cm" svg:x2="9.75cm" svg:y2="13.3cm" draw:start-shape="id43" draw:start-glue-point="2" draw:end-shape="id44" draw:end-glue-point="0" svg:d="m8350 12000 1400 1300">
          <text:p/>
        </draw:connector>
        <draw:connector draw:style-name="gr9" draw:text-style-name="P1" draw:layer="layout" draw:type="line" svg:x1="9.05cm" svg:y1="12cm" svg:x2="11.25cm" svg:y2="13.3cm" draw:start-shape="id45" draw:start-glue-point="2" draw:end-shape="id46" draw:end-glue-point="0" svg:d="m9050 12000 2200 1300">
          <text:p/>
        </draw:connector>
        <draw:connector draw:style-name="gr9" draw:text-style-name="P1" draw:layer="layout" draw:type="line" svg:x1="9.75cm" svg:y1="12cm" svg:x2="11.95cm" svg:y2="13.3cm" draw:start-shape="id47" draw:start-glue-point="2" draw:end-shape="id48" draw:end-glue-point="0" svg:d="m9750 12000 2200 1300">
          <text:p/>
        </draw:connector>
        <draw:custom-shape draw:style-name="gr2" draw:text-style-name="P8" draw:layer="layout" svg:width="8.5cm" svg:height="4.4cm" svg:x="10.5cm" svg:y="19cm">
          <text:p text:style-name="P7"><text:span text:style-name="T4">Cell[</text:span><text:span text:style-name="T5">m</text:span><text:span text:style-name="T4">]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69" draw:id="id69" draw:layer="layout" svg:width="0.7cm" svg:height="0.7cm" svg:x="2.4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49" draw:id="id49" draw:layer="layout" svg:width="0.7cm" svg:height="0.7cm" svg:x="3.1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1" draw:id="id51" draw:layer="layout" svg:width="0.7cm" svg:height="0.7cm" svg:x="3.8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3" draw:id="id53" draw:layer="layout" svg:width="0.7cm" svg:height="0.7cm" svg:x="4.5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5" draw:id="id55" draw:layer="layout" svg:width="0.7cm" svg:height="0.7cm" svg:x="5.2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7" draw:id="id57" draw:layer="layout" svg:width="0.7cm" svg:height="0.7cm" svg:x="5.9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9" draw:id="id59" draw:layer="layout" svg:width="0.7cm" svg:height="0.7cm" svg:x="6.6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1" draw:id="id61" draw:layer="layout" svg:width="0.7cm" svg:height="0.7cm" svg:x="7.3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3" draw:id="id63" draw:layer="layout" svg:width="0.7cm" svg:height="0.7cm" svg:x="8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5" draw:id="id65" draw:layer="layout" svg:width="0.7cm" svg:height="0.7cm" svg:x="8.7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7" draw:id="id67" draw:layer="layout" svg:width="0.7cm" svg:height="0.7cm" svg:x="9.4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0" draw:id="id50" draw:layer="layout" svg:width="0.7cm" svg:height="0.7cm" svg:x="2.4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2" draw:id="id52" draw:layer="layout" svg:width="0.7cm" svg:height="0.7cm" svg:x="3.1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4" draw:id="id54" draw:layer="layout" svg:width="0.7cm" svg:height="0.7cm" svg:x="3.8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6" draw:id="id56" draw:layer="layout" svg:width="0.7cm" svg:height="0.7cm" svg:x="4.5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58" draw:id="id58" draw:layer="layout" svg:width="0.7cm" svg:height="0.7cm" svg:x="5.2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0" draw:id="id60" draw:layer="layout" svg:width="0.7cm" svg:height="0.7cm" svg:x="5.9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2" draw:id="id62" draw:layer="layout" svg:width="0.7cm" svg:height="0.7cm" svg:x="6.6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4" draw:id="id64" draw:layer="layout" svg:width="0.7cm" svg:height="0.7cm" svg:x="7.3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6" draw:id="id66" draw:layer="layout" svg:width="0.7cm" svg:height="0.7cm" svg:x="8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68" draw:id="id68" draw:layer="layout" svg:width="0.7cm" svg:height="0.7cm" svg:x="8.7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9.4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0.9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1.6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2.3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.7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4.4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1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8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6.5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2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9cm" svg:y="20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0.9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1.6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2.3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3.7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4.4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1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5.8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6.5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7cm" svg:height="0.7cm" svg:x="17.2cm" svg:y="22.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xml:id="id70" draw:id="id70" draw:layer="layout" svg:width="0.7cm" svg:height="0.7cm" svg:x="17.9cm" svg:y="22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4.8cm" svg:height="1.3cm" svg:x="8.1cm" svg:y="15.2cm">
          <text:p text:style-name="P1"><text:span text:style-name="T6">...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line" svg:x1="3.45cm" svg:y1="21cm" svg:x2="2.75cm" svg:y2="22.3cm" draw:start-shape="id49" draw:start-glue-point="2" draw:end-shape="id50" draw:end-glue-point="0" svg:d="m3450 21000-700 1300">
          <text:p/>
        </draw:connector>
        <draw:connector draw:style-name="gr9" draw:text-style-name="P1" draw:layer="layout" draw:type="line" svg:x1="4.15cm" svg:y1="21cm" svg:x2="3.45cm" svg:y2="22.3cm" draw:start-shape="id51" draw:start-glue-point="2" draw:end-shape="id52" draw:end-glue-point="0" svg:d="m4150 21000-700 1300">
          <text:p/>
        </draw:connector>
        <draw:connector draw:style-name="gr9" draw:text-style-name="P1" draw:layer="layout" draw:type="line" svg:x1="4.85cm" svg:y1="21cm" svg:x2="4.15cm" svg:y2="22.3cm" draw:start-shape="id53" draw:start-glue-point="2" draw:end-shape="id54" draw:end-glue-point="0" svg:d="m4850 21000-700 1300">
          <text:p/>
        </draw:connector>
        <draw:connector draw:style-name="gr9" draw:text-style-name="P1" draw:layer="layout" draw:type="line" svg:x1="5.55cm" svg:y1="21cm" svg:x2="4.85cm" svg:y2="22.3cm" draw:start-shape="id55" draw:start-glue-point="2" draw:end-shape="id56" draw:end-glue-point="0" svg:d="m5550 21000-700 1300">
          <text:p/>
        </draw:connector>
        <draw:connector draw:style-name="gr9" draw:text-style-name="P1" draw:layer="layout" draw:type="line" svg:x1="6.25cm" svg:y1="21cm" svg:x2="5.55cm" svg:y2="22.3cm" draw:start-shape="id57" draw:end-shape="id58" draw:end-glue-point="0" svg:d="m6250 21000-700 1300">
          <text:p/>
        </draw:connector>
        <draw:connector draw:style-name="gr9" draw:text-style-name="P1" draw:layer="layout" draw:type="line" svg:x1="6.95cm" svg:y1="21cm" svg:x2="6.25cm" svg:y2="22.3cm" draw:start-shape="id59" draw:end-shape="id60" draw:end-glue-point="0" svg:d="m6950 21000-700 1300">
          <text:p/>
        </draw:connector>
        <draw:connector draw:style-name="gr9" draw:text-style-name="P1" draw:layer="layout" draw:type="line" svg:x1="7.65cm" svg:y1="21cm" svg:x2="6.95cm" svg:y2="22.3cm" draw:start-shape="id61" draw:start-glue-point="2" draw:end-shape="id62" draw:end-glue-point="0" svg:d="m7650 21000-700 1300">
          <text:p/>
        </draw:connector>
        <draw:connector draw:style-name="gr9" draw:text-style-name="P1" draw:layer="layout" draw:type="line" svg:x1="8.35cm" svg:y1="21cm" svg:x2="7.65cm" svg:y2="22.3cm" draw:start-shape="id63" draw:start-glue-point="2" draw:end-shape="id64" draw:end-glue-point="0" svg:d="m8350 21000-700 1300">
          <text:p/>
        </draw:connector>
        <draw:connector draw:style-name="gr9" draw:text-style-name="P1" draw:layer="layout" draw:type="line" svg:x1="9.05cm" svg:y1="21cm" svg:x2="8.35cm" svg:y2="22.3cm" draw:start-shape="id65" draw:start-glue-point="2" draw:end-shape="id66" svg:d="m9050 21000-700 1300">
          <text:p/>
        </draw:connector>
        <draw:connector draw:style-name="gr9" draw:text-style-name="P1" draw:layer="layout" draw:type="line" svg:x1="9.75cm" svg:y1="21cm" svg:x2="9.05cm" svg:y2="22.3cm" draw:start-shape="id67" draw:start-glue-point="2" draw:end-shape="id68" draw:end-glue-point="0" svg:d="m9750 21000-700 1300">
          <text:p/>
        </draw:connector>
        <draw:connector draw:style-name="gr9" draw:text-style-name="P1" draw:layer="layout" draw:type="line" svg:x1="2.75cm" svg:y1="21cm" svg:x2="18.25cm" svg:y2="22.3cm" draw:start-shape="id69" draw:start-glue-point="2" draw:end-shape="id70" draw:end-glue-point="0" svg:d="m2750 21000 15500 13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4" draw:display-name="Hatching 4" draw:style="single" draw:color="#80808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4" draw:fill-image-name="Bitmape_20_5" draw:textarea-horizontal-align="justify" fo:padding-top="0.125cm" fo:padding-bottom="0.125cm" fo:padding-left="0.25cm" fo:padding-right="0.25cm" draw:shadow="hidden" draw:shadow-offset-x="0.2cm" draw:shadow-offset-y="0.2cm" draw:shadow-color="#808080" draw:measure-vertical-align="automati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Light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pita</meta:initial-creator>
    <meta:creation-date>2012-12-05T15:28:02</meta:creation-date>
    <dc:date>2012-12-11T11:17:44</dc:date>
    <dc:creator>Jose pita</dc:creator>
    <meta:editing-duration>PT31M28S</meta:editing-duration>
    <meta:editing-cycles>9</meta:editing-cycles>
    <meta:generator>LibreOffice/3.4$Unix LibreOffice_project/340m1$Build-302</meta:generator>
    <meta:document-statistic meta:object-count="208"/>
  </office:meta>
</office:document-meta>
</file>